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b353" officeooo:paragraph-rsid="0010b353"/>
    </style:style>
    <style:style style:name="P2" style:family="paragraph" style:parent-style-name="Standard">
      <style:text-properties fo:language="de" fo:country="DE" officeooo:rsid="00106e27" officeooo:paragraph-rsid="00106e27"/>
    </style:style>
    <style:style style:name="P3" style:family="paragraph" style:parent-style-name="Standard">
      <style:text-properties fo:language="de" fo:country="DE" officeooo:rsid="001143b7" officeooo:paragraph-rsid="001143b7"/>
    </style:style>
    <style:style style:name="T1" style:family="text">
      <style:text-properties officeooo:rsid="0010b353"/>
    </style:style>
    <style:style style:name="T2" style:family="text">
      <style:text-properties style:text-underline-style="solid" style:text-underline-width="auto" style:text-underline-color="font-color" officeooo:rsid="0010b35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0b3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ktbeschreibung</text:p>
      <text:p text:style-name="Standard"/>
      <text:p text:style-name="Standard"/>
      <text:p text:style-name="Standard">Allgemeine Funktionalität </text:p>
      <text:p text:style-name="Standard"/>
      <text:p text:style-name="P2">Bei dem Projekt TooManyShortCuts wird es ermöglicht eigene Shortcuts zu erstellen und diese dann auch zu verwenden. Mit den Shortcuts sollen Programme (z.B.: Skype, VLC media player), Websites (Beispielsweise <text:a xlink:type="simple" xlink:href="http://www.google.de/" text:style-name="Internet_20_link" text:visited-style-name="Visited_20_Internet_20_Link">http://www.google.de</text:a>) <text:span text:style-name="T1">über eine Tastenkombination </text:span>geöffnet werden können. Auch gibt es die Möglichkeit vordefinierte Texte über einen Shortcut einzufügen. <text:span text:style-name="T1">Über „STRG + Leertaste“ lassen sich angelegte Shortcuts über ein Shorthand aufrufen. </text:span></text:p>
      <text:p text:style-name="P2"/>
      <text:p text:style-name="Standard">Aufbau eines Shortcuts:</text:p>
      <text:p text:style-name="Standard"/>
      <text:p text:style-name="P1">Ein Shortcut besteht aus:</text:p>
      <text:p text:style-name="P1"><text:s/>einem nicht eindeutigen Namen </text:p>
      <text:p text:style-name="P1">einem Pfad zu dem auszuführendem Objekt </text:p>
      <text:p text:style-name="P1"><text:s/>der Möglichkeit weitere Start Parameter anzugeben </text:p>
      <text:p text:style-name="P1">der Tastenkombination die den Shortcut aufruft </text:p>
      <text:p text:style-name="P1">sowie dem Shorthand (drei Zeichen lang) </text:p>
      <text:p text:style-name="P1"/>
      <text:p text:style-name="P1">Verwalungsoberfläche und Suchfunktion</text:p>
      <text:p text:style-name="P1"/>
      <text:p text:style-name="P2">Zur Verwaltung der Shortcuts gibt es eine Anwendung die die Shortcuts in Tabellarischer Form darstellt. Es können Shortcuts angelegt, geändert sowie gelöscht werden. <text:s/></text:p>
      <text:p text:style-name="P2">Desweiteren gibt es eine Suchfunktion die <text:span text:style-name="T1">eine Suche nach Name, </text:span><text:span text:style-name="T2">?Pfad?</text:span><text:span text:style-name="T4"> und Shorthand ermöglicht. </text:span></text:p>
      <text:p text:style-name="P2"><text:span text:style-name="T4"/></text:p>
      <text:p text:style-name="P3"><text:span text:style-name="T4">W</text:span><text:span text:style-name="T3">eitere Funktionen </text:span></text:p>
      <text:p text:style-name="P3"><text:span text:style-name="T3"/></text:p>
      <text:p text:style-name="P3"><text:span text:style-name="T3">Im Shortcutanlegefenster gibt es die Möglichkeit bei eingegebenen Namen eines Programms nach „command line parameters“ für dieses Programm zu Googeln. Diese Parameter können jetzt im Parameterfeld verwendet werden</text:span></text:p>
      <text:p text:style-name="P3"><text:span text:style-name="T3">// Gefällt mir von der Funktionalität nicht so richtig. Wenn Name Blödsin ist keine gescheiten //results→ müsste über den echten Programmnamen laufen 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2S</meta:editing-duration>
    <meta:editing-cycles>3</meta:editing-cycles>
    <meta:generator>LibreOffice/5.0.5.2$Windows_x86 LibreOffice_project/55b006a02d247b5f7215fc6ea0fde844b30035b3</meta:generator>
    <dc:date>2016-05-10T15:33:24.046000000</dc:date>
    <meta:document-statistic meta:table-count="0" meta:image-count="0" meta:object-count="0" meta:page-count="1" meta:paragraph-count="16" meta:word-count="189" meta:character-count="1434" meta:non-whitespace-character-count="1247"/>
    <meta:user-defined meta:name="Info 1"/>
    <meta:user-defined meta:name="Info 2"/>
    <meta:user-defined meta:name="Info 3"/>
    <meta:user-defined meta:name="Info 4"/>
  </office:meta>
</office:document-meta>
</file>